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83ea" officeooo:paragraph-rsid="000583ea"/>
    </style:style>
    <style:style style:name="P2" style:family="paragraph" style:parent-style-name="Standard">
      <style:text-properties officeooo:rsid="0007ea80" officeooo:paragraph-rsid="0007ea80"/>
    </style:style>
    <style:style style:name="P3" style:family="paragraph" style:parent-style-name="Standard">
      <style:text-properties officeooo:rsid="0009d9ad" officeooo:paragraph-rsid="0009d9ad"/>
    </style:style>
    <style:style style:name="P4" style:family="paragraph" style:parent-style-name="Standard">
      <style:text-properties fo:font-weight="bold" officeooo:rsid="0009d9ad" officeooo:paragraph-rsid="0009d9ad" style:font-weight-asian="bold" style:font-weight-complex="bold"/>
    </style:style>
    <style:style style:name="P5" style:family="paragraph" style:parent-style-name="Standard">
      <style:text-properties fo:font-weight="bold" officeooo:rsid="0009d9ad" officeooo:paragraph-rsid="00151f79" style:font-weight-asian="bold" style:font-weight-complex="bold"/>
    </style:style>
    <style:style style:name="P6" style:family="paragraph" style:parent-style-name="Standard">
      <style:text-properties fo:font-weight="bold" officeooo:rsid="0007ea80" officeooo:paragraph-rsid="0007ea80" style:font-weight-asian="bold" style:font-weight-complex="bold"/>
    </style:style>
    <style:style style:name="P7" style:family="paragraph" style:parent-style-name="Standard">
      <style:text-properties fo:font-weight="bold" officeooo:rsid="000fcc4e" officeooo:paragraph-rsid="000fcc4e" style:font-weight-asian="bold" style:font-weight-complex="bold"/>
    </style:style>
    <style:style style:name="P8" style:family="paragraph" style:parent-style-name="Standard">
      <style:text-properties officeooo:rsid="000b7f74" officeooo:paragraph-rsid="000b7f74"/>
    </style:style>
    <style:style style:name="P9" style:family="paragraph" style:parent-style-name="Standard">
      <style:text-properties officeooo:rsid="000b7f74" officeooo:paragraph-rsid="000d15a0"/>
    </style:style>
    <style:style style:name="P10" style:family="paragraph" style:parent-style-name="Standard">
      <style:text-properties officeooo:rsid="000d15a0" officeooo:paragraph-rsid="000d15a0"/>
    </style:style>
    <style:style style:name="P11" style:family="paragraph" style:parent-style-name="Standard">
      <style:text-properties officeooo:rsid="000d15a0" officeooo:paragraph-rsid="000db695"/>
    </style:style>
    <style:style style:name="P12" style:family="paragraph" style:parent-style-name="Standard">
      <style:text-properties officeooo:rsid="000db695" officeooo:paragraph-rsid="000db695"/>
    </style:style>
    <style:style style:name="P13" style:family="paragraph" style:parent-style-name="Standard">
      <style:text-properties officeooo:rsid="000ed339" officeooo:paragraph-rsid="000ed339"/>
    </style:style>
    <style:style style:name="P14" style:family="paragraph" style:parent-style-name="Standard">
      <style:text-properties officeooo:rsid="000fcc4e" officeooo:paragraph-rsid="000fcc4e"/>
    </style:style>
    <style:style style:name="P15" style:family="paragraph" style:parent-style-name="Standard">
      <style:text-properties officeooo:rsid="0009d9ad" officeooo:paragraph-rsid="0009d9ad"/>
    </style:style>
    <style:style style:name="P16" style:family="paragraph" style:parent-style-name="Standard">
      <style:text-properties officeooo:rsid="0009d9ad" officeooo:paragraph-rsid="00196bc7"/>
    </style:style>
    <style:style style:name="P17" style:family="paragraph" style:parent-style-name="Standard">
      <style:text-properties officeooo:rsid="00196bc7" officeooo:paragraph-rsid="00196bc7"/>
    </style:style>
    <style:style style:name="T1" style:family="text">
      <style:text-properties officeooo:rsid="000b7f74"/>
    </style:style>
    <style:style style:name="T2" style:family="text">
      <style:text-properties officeooo:rsid="000d15a0"/>
    </style:style>
    <style:style style:name="T3" style:family="text">
      <style:text-properties officeooo:rsid="000db695"/>
    </style:style>
    <style:style style:name="T4" style:family="text">
      <style:text-properties officeooo:rsid="000fcc4e"/>
    </style:style>
    <style:style style:name="T5" style:family="text">
      <style:text-properties officeooo:rsid="0010a0db"/>
    </style:style>
    <style:style style:name="T6" style:family="text">
      <style:text-properties officeooo:rsid="00124c89"/>
    </style:style>
    <style:style style:name="T7" style:family="text">
      <style:text-properties officeooo:rsid="001297cb"/>
    </style:style>
    <style:style style:name="T8" style:family="text">
      <style:text-properties officeooo:rsid="0014dc3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51f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um – Conceitos introdutórios:</text:p>
      <text:p text:style-name="P1"/>
      <text:p text:style-name="P6">3 Papéis: </text:p>
      <text:p text:style-name="P2"/>
      <text:p text:style-name="P2">Scrum Master – <text:span text:style-name="T6">Pessoa que detém muito conhecimento sobre Scrum e atua</text:span><text:span text:style-name="T5"> de forma a ser um “facilitador” do projeto.</text:span></text:p>
      <text:p text:style-name="P2"/>
      <text:p text:style-name="P2">Product Owner: <text:span text:style-name="T7">Dono do produto, quem define o </text:span><text:span text:style-name="T8">objetivo</text:span><text:span text:style-name="T7"> </text:span><text:span text:style-name="T8">a ser atingido</text:span><text:span text:style-name="T7">.</text:span></text:p>
      <text:p text:style-name="P2"/>
      <text:p text:style-name="P2">Dev Team: <text:span text:style-name="T2">é o próprio time. São eles que se organizam para definir a melhor maneira de se chegar aos resultados. No Scrum não existe a figura de um “chefe”.</text:span></text:p>
      <text:p text:style-name="P2"/>
      <text:p text:style-name="P2"/>
      <text:p text:style-name="P4"><text:span text:style-name="T1">5 </text:span>Eventos:</text:p>
      <text:p text:style-name="P3"/>
      <text:p text:style-name="P3">Sprint Planning</text:p>
      <text:p text:style-name="P3">Daily Scrum</text:p>
      <text:p text:style-name="P3">Execução Sprint</text:p>
      <text:p text:style-name="P3">Revisão da Sprint</text:p>
      <text:p text:style-name="P3">Retrospectiva Sprint</text:p>
      <text:p text:style-name="P3"/>
      <text:p text:style-name="P8">3 Artefatos:</text:p>
      <text:p text:style-name="P8"/>
      <text:p text:style-name="P10">Product Backlog</text:p>
      <text:p text:style-name="P10">Sprint Backlog</text:p>
      <text:p text:style-name="P9"><text:span text:style-name="T2">Entrega/Incremento</text:span> </text:p>
      <text:p text:style-name="P3"/>
      <text:p text:style-name="P16">Sprint Planning</text:p>
      <text:p text:style-name="P17">Onde é planejado toda a Sprint.</text:p>
      <text:p text:style-name="P3"/>
      <text:p text:style-name="P5">Daily Scrum</text:p>
      <text:p text:style-name="P11">Reuniões diárias de 15min. <text:span text:style-name="T3">Nessa reunião 3 perguntas devem ser respondidas:</text:span></text:p>
      <text:p text:style-name="P11"/>
      <text:p text:style-name="P12">1. O que fez ontem?</text:p>
      <text:p text:style-name="P12">2. O que vai fazer hoje?</text:p>
      <text:p text:style-name="P12">3. <text:span text:style-name="T10">Se possuim</text:span> algum impedimento?</text:p>
      <text:p text:style-name="P12"/>
      <text:p text:style-name="P13"><text:span text:style-name="T9">Sprint Review </text:span>(Revisão da sprint)</text:p>
      <text:p text:style-name="P13">Nessa reunião ser<text:span text:style-name="T4">á apresentado o que foi feita na Sprint e verificar a necessidade de mudanças</text:span></text:p>
      <text:p text:style-name="P14">no backlog.</text:p>
      <text:p text:style-name="P14"/>
      <text:p text:style-name="P7">Retrospectiva</text:p>
      <text:p text:style-name="P14">Na retrospectiva é avaliado o que foi positivo e negativo no período e pode ser ajustado no processo como um todo.</text:p>
      <text:p text:style-name="P10"/>
      <text:p text:style-name="P12"/>
      <text:p text:style-name="P10"><text:s/></text:p>
      <text:p text:style-name="P10"/>
      <text:p text:style-name="P10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4T11:31:51.424000000</meta:creation-date>
    <dc:date>2021-08-04T15:59:24.627000000</dc:date>
    <meta:editing-duration>PT1H17M17S</meta:editing-duration>
    <meta:editing-cycles>15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28" meta:word-count="168" meta:character-count="1002" meta:non-whitespace-character-count="856"/>
  </office:meta>
</office:document-meta>
</file>